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ESPEDES CHAUPIS NELVIA ANGELIC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475576719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152152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ESPEDES CHAUPIS NELVIA ANGELIC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755767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152152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047557671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7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1/09/2021</text:p>
          </table:table-cell>
          <table:table-cell table:style-name="Tabla2.A3" office:value-type="string">
            <text:p text:style-name="P22">919944</text:p>
          </table:table-cell>
          <table:table-cell table:style-name="Tabla2.D3" office:value-type="string">
            <text:p text:style-name="P23">1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2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1T23:26:3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